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d88ce" officeooo:paragraph-rsid="000d88c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137f" officeooo:paragraph-rsid="000e137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e137f" officeooo:paragraph-rsid="001320a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e137f" officeooo:paragraph-rsid="0014e16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141c" officeooo:paragraph-rsid="0011141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1141c" officeooo:paragraph-rsid="0011141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a933" fo:font-size="14pt" fo:font-style="italic" officeooo:rsid="0011141c" officeooo:paragraph-rsid="0011141c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55308d" fo:font-size="14pt" fo:font-style="italic" style:text-underline-style="solid" style:text-underline-width="auto" style:text-underline-color="font-color" fo:font-weight="normal" officeooo:rsid="0011141c" officeooo:paragraph-rsid="0011141c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d88ce"/>
    </style:style>
    <style:style style:name="T2" style:family="text">
      <style:text-properties officeooo:rsid="000e137f"/>
    </style:style>
    <style:style style:name="T3" style:family="text">
      <style:text-properties officeooo:rsid="000e2b42"/>
    </style:style>
    <style:style style:name="T4" style:family="text">
      <style:text-properties officeooo:rsid="000fb3f5"/>
    </style:style>
    <style:style style:name="T5" style:family="text">
      <style:text-properties fo:color="#55308d" style:text-underline-style="solid" style:text-underline-width="auto" style:text-underline-color="font-color"/>
    </style:style>
    <style:style style:name="T6" style:family="text">
      <style:text-properties fo:color="#55308d" style:text-underline-style="solid" style:text-underline-width="auto" style:text-underline-color="font-color" fo:font-weight="normal" officeooo:rsid="000e137f" style:font-weight-asian="normal" style:font-weight-complex="normal"/>
    </style:style>
    <style:style style:name="T7" style:family="text">
      <style:text-properties fo:color="#55308d" style:text-underline-style="solid" style:text-underline-width="auto" style:text-underline-color="font-color" officeooo:rsid="00174d30"/>
    </style:style>
    <style:style style:name="T8" style:family="text">
      <style:text-properties fo:color="#55308d" officeooo:rsid="00174d30"/>
    </style:style>
    <style:style style:name="T9" style:family="text">
      <style:text-properties fo:color="#00a933" officeooo:rsid="000fb3f5"/>
    </style:style>
    <style:style style:name="T10" style:family="text">
      <style:text-properties fo:color="#00a933" officeooo:rsid="001320a0"/>
    </style:style>
    <style:style style:name="T11" style:family="text">
      <style:text-properties officeooo:rsid="00174d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MODELO RELACIONAL</text:span></text:p>
      <text:p text:style-name="P1"/>
      <text:p text:style-name="P8"/>
      <text:p text:style-name="P2"/>
      <text:p text:style-name="P2">Equipo (<text:span text:style-name="T6">id</text:span><text:span text:style-name="T2">, nombre, presupuesto</text:span>)</text:p>
      <text:p text:style-name="P2"/>
      <text:p text:style-name="P3">Partido (<text:span text:style-name="T5">id</text:span>, equipo_local, equipo_visitante, resultado, tipo, fecha, <text:span text:style-name="T10">id_jornada, id_estadistica</text:span>)</text:p>
      <text:p text:style-name="P3"/>
      <text:p text:style-name="P3">EquipoPartido (<text:span text:style-name="T7">id_partido, </text:span><text:span text:style-name="T5">id_equipo_</text:span><text:span text:style-name="T7">local</text:span><text:span text:style-name="T5">, id_</text:span><text:span text:style-name="T7">equipo_visitante</text:span>)</text:p>
      <text:p text:style-name="P3"/>
      <text:p text:style-name="P4">Jugador (<text:span text:style-name="T5">id</text:span>, nombre, <text:span text:style-name="T4">apellido,</text:span> nick, <text:span text:style-name="T3">posicion,</text:span> sueldo, <text:span text:style-name="T9">id_equipo</text:span>)</text:p>
      <text:p text:style-name="P3"/>
      <text:p text:style-name="P3">Dueño (<text:span text:style-name="T5">id</text:span>, nombre, <text:span text:style-name="T4">apellido,</text:span><text:span text:style-name="T9"> id_equipo</text:span>)</text:p>
      <text:p text:style-name="P3"/>
      <text:p text:style-name="P3">Jornada (<text:span text:style-name="T5">id</text:span>, <text:span text:style-name="T4">numero,</text:span> <text:span text:style-name="T4">fecha_inicio, fecha_fin</text:span>)</text:p>
      <text:p text:style-name="P3"/>
      <text:p text:style-name="P3">Estadisticas (<text:span text:style-name="T5">id</text:span>, t<text:span text:style-name="T4">i</text:span>empo_partida, kills_equipo_local, kills_equipo_visitante, oro_equipo_vistante, oro_equipo_local, mvp)</text:p>
      <text:p text:style-name="P3"/>
      <text:p text:style-name="P5">Sesion (<text:span text:style-name="T5">id</text:span>, usuario, contraseña, tipo)</text:p>
      <text:p text:style-name="P3"/>
      <text:p text:style-name="P6"/>
      <text:p text:style-name="P6"/>
      <text:p text:style-name="P7">Leyenda:</text:p>
      <text:p text:style-name="P6"/>
      <text:p text:style-name="P9">Primary Keys</text:p>
      <text:p text:style-name="P9"/>
      <text:p text:style-name="P8">Foreign Ke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3:23:01.729000000</meta:creation-date>
    <dc:date>2019-05-05T17:20:03.272000000</dc:date>
    <meta:editing-duration>PT1H25M38S</meta:editing-duration>
    <meta:editing-cycles>8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12" meta:word-count="55" meta:character-count="550" meta:non-whitespace-character-count="506"/>
  </office:meta>
</office:document-meta>
</file>